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1" fo:font-size="12pt" fo:language="ru" fo:country="RU" officeooo:rsid="0003060c" officeooo:paragraph-rsid="0003060c" style:font-size-asian="12pt" style:font-size-complex="12pt"/>
    </style:style>
    <style:style style:name="P2" style:family="paragraph" style:parent-style-name="Standard">
      <style:paragraph-properties fo:line-height="150%"/>
      <style:text-properties style:font-name="Arial1" fo:font-size="12pt" fo:language="ru" fo:country="RU" officeooo:rsid="000325c4" officeooo:paragraph-rsid="0004d4e8" fo:background-color="transparent" style:font-size-asian="12pt" style:font-size-complex="12pt"/>
    </style:style>
    <style:style style:name="P3" style:family="paragraph" style:parent-style-name="Standard">
      <style:paragraph-properties fo:line-height="150%"/>
      <style:text-properties style:font-name="Arial1" fo:font-size="12pt" fo:language="ru" fo:country="RU" officeooo:rsid="000325c4" officeooo:paragraph-rsid="000325c4" fo:background-color="transparent" style:font-size-asian="12pt" style:font-size-complex="12pt"/>
    </style:style>
    <style:style style:name="P4" style:family="paragraph" style:parent-style-name="Standard">
      <style:paragraph-properties fo:line-height="150%"/>
      <style:text-properties style:font-name="Arial1" fo:font-size="12pt" fo:language="ru" fo:country="RU" officeooo:rsid="00058971" officeooo:paragraph-rsid="00058971" fo:background-color="transparent" style:font-size-asian="12pt" style:font-size-complex="12pt"/>
    </style:style>
    <style:style style:name="P5" style:family="paragraph" style:parent-style-name="Standard">
      <style:paragraph-properties fo:line-height="150%"/>
      <style:text-properties style:font-name="Arial1" fo:font-size="12pt" fo:language="ru" fo:country="RU" officeooo:rsid="00086a36" officeooo:paragraph-rsid="00086a36" fo:background-color="transparent" style:font-size-asian="12pt" style:font-size-complex="12pt"/>
    </style:style>
    <style:style style:name="P6" style:family="paragraph" style:parent-style-name="Standard">
      <style:paragraph-properties fo:line-height="150%"/>
      <style:text-properties style:font-name="Arial1" fo:font-size="14pt" fo:language="ru" fo:country="RU" officeooo:rsid="0001f23a" officeooo:paragraph-rsid="0001f23a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Arial1" fo:font-size="14pt" fo:language="ru" fo:country="RU" officeooo:rsid="0003060c" officeooo:paragraph-rsid="0003060c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Arial1" fo:font-size="18pt" fo:language="ru" fo:country="RU" officeooo:rsid="0003060c" officeooo:paragraph-rsid="0003060c" style:font-size-asian="18pt" style:font-size-complex="18pt"/>
    </style:style>
    <style:style style:name="P9" style:family="paragraph" style:parent-style-name="Standard">
      <style:text-properties style:font-name="Arial1" fo:font-size="18pt" fo:language="ru" fo:country="RU" officeooo:rsid="0003060c" officeooo:paragraph-rsid="0003060c" style:font-size-asian="18pt" style:font-size-complex="18pt"/>
    </style:style>
    <style:style style:name="P10" style:family="paragraph" style:parent-style-name="Standard">
      <style:paragraph-properties fo:line-height="150%"/>
      <style:text-properties style:font-name="Arial1" fo:font-size="18pt" fo:language="ru" fo:country="RU" officeooo:rsid="000325c4" officeooo:paragraph-rsid="000325c4" fo:background-color="transparent" style:font-size-asian="18pt" style:font-size-complex="18pt"/>
    </style:style>
    <style:style style:name="P11" style:family="paragraph" style:parent-style-name="Standard">
      <style:paragraph-properties fo:line-height="150%"/>
      <style:text-properties style:font-name="Arial1" fo:font-size="18pt" fo:language="ru" fo:country="RU" officeooo:rsid="0006c576" officeooo:paragraph-rsid="0006c576" fo:background-color="transparent" style:font-size-asian="18pt" style:font-size-complex="18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1" fo:font-size="18pt" fo:language="ru" fo:country="RU" officeooo:rsid="00086a36" officeooo:paragraph-rsid="000a654e" fo:background-color="transparent" style:font-size-asian="18pt" style:font-size-complex="18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1" fo:font-size="18pt" fo:language="ru" fo:country="RU" officeooo:rsid="000aa052" officeooo:paragraph-rsid="000aa052" fo:background-color="transparent" style:font-size-asian="18pt" style:font-size-complex="18pt"/>
    </style:style>
    <style:style style:name="P14" style:family="paragraph" style:parent-style-name="Standard">
      <style:paragraph-properties fo:line-height="150%"/>
      <style:text-properties style:font-name="Arial1" fo:font-size="11pt" fo:language="ru" fo:country="RU" officeooo:rsid="0003060c" officeooo:paragraph-rsid="0003060c" fo:background-color="#dddddd" style:font-size-asian="11pt" style:font-size-complex="11pt"/>
    </style:style>
    <style:style style:name="P15" style:family="paragraph" style:parent-style-name="Standard">
      <style:paragraph-properties fo:line-height="150%"/>
      <style:text-properties style:font-name="Arial1" fo:font-size="11pt" fo:language="ru" fo:country="RU" officeooo:rsid="0003060c" officeooo:paragraph-rsid="000325c4" fo:background-color="#dddddd" style:font-size-asian="11pt" style:font-size-complex="11pt"/>
    </style:style>
    <style:style style:name="P16" style:family="paragraph" style:parent-style-name="Standard">
      <style:paragraph-properties fo:line-height="150%"/>
      <style:text-properties style:font-name="Arial1" fo:font-size="11pt" fo:language="ru" fo:country="RU" officeooo:rsid="0003060c" officeooo:paragraph-rsid="000325c4" style:font-size-asian="11pt" style:font-size-complex="11pt"/>
    </style:style>
    <style:style style:name="P17" style:family="paragraph" style:parent-style-name="Standard">
      <style:paragraph-properties fo:line-height="150%"/>
      <style:text-properties style:font-name="Arial1" fo:font-size="11pt" fo:language="ru" fo:country="RU" officeooo:rsid="0003060c" officeooo:paragraph-rsid="0006c576" fo:background-color="transparent" style:font-size-asian="11pt" style:font-size-complex="11pt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1" fo:font-size="11pt" fo:language="ru" fo:country="RU" officeooo:rsid="0003060c" officeooo:paragraph-rsid="000aa052" fo:background-color="transparent" style:font-size-asian="11pt" style:font-size-complex="11pt"/>
    </style:style>
    <style:style style:name="P19" style:family="paragraph" style:parent-style-name="Standard">
      <style:paragraph-properties fo:line-height="150%"/>
      <style:text-properties style:font-name="Arial1" fo:font-size="10pt" fo:language="ru" fo:country="RU" officeooo:rsid="0003060c" officeooo:paragraph-rsid="0003060c" fo:background-color="#dddddd" style:font-size-asian="10pt" style:font-size-complex="10pt"/>
    </style:style>
    <style:style style:name="P20" style:family="paragraph" style:parent-style-name="Standard">
      <style:paragraph-properties fo:line-height="150%"/>
      <style:text-properties style:font-name="Arial1" fo:font-size="10pt" fo:language="ru" fo:country="RU" officeooo:rsid="0003060c" officeooo:paragraph-rsid="000325c4" fo:background-color="#dddddd" style:font-size-asian="10pt" style:font-size-complex="10pt"/>
    </style:style>
    <style:style style:name="P21" style:family="paragraph" style:parent-style-name="Standard">
      <style:paragraph-properties fo:line-height="150%"/>
      <style:text-properties style:font-name="Arial1" fo:font-size="10pt" fo:language="ru" fo:country="RU" officeooo:rsid="0003060c" officeooo:paragraph-rsid="0003060c" fo:background-color="transparent" style:font-size-asian="10pt" style:font-size-complex="10pt"/>
    </style:style>
    <style:style style:name="P22" style:family="paragraph" style:parent-style-name="Standard">
      <style:paragraph-properties fo:line-height="150%"/>
      <style:text-properties style:font-name="Arial1" fo:font-size="10pt" fo:language="ru" fo:country="RU" officeooo:rsid="0003060c" officeooo:paragraph-rsid="0006c576" fo:background-color="transparent" style:font-size-asian="10pt" style:font-size-complex="10pt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Arial1" fo:font-size="10pt" fo:language="ru" fo:country="RU" officeooo:rsid="0003060c" officeooo:paragraph-rsid="000aa052" fo:background-color="transparent" style:font-size-asian="10pt" style:font-size-complex="10pt"/>
    </style:style>
    <style:style style:name="P24" style:family="paragraph" style:parent-style-name="Standard">
      <style:paragraph-properties fo:line-height="150%"/>
      <style:text-properties style:font-name="Arial1" fo:font-size="10pt" fo:language="ru" fo:country="RU" officeooo:rsid="0003060c" officeooo:paragraph-rsid="000aa052" fo:background-color="transparent" style:font-size-asian="10pt" style:font-size-complex="10pt"/>
    </style:style>
    <style:style style:name="P25" style:family="paragraph" style:parent-style-name="Standard">
      <style:paragraph-properties fo:line-height="150%"/>
      <style:text-properties style:font-name="Arial1" fo:font-size="10pt" fo:language="ru" fo:country="RU" officeooo:rsid="000325c4" officeooo:paragraph-rsid="000325c4" fo:background-color="transparent" style:font-size-asian="10pt" style:font-size-complex="10pt"/>
    </style:style>
    <style:style style:name="P26" style:family="paragraph" style:parent-style-name="Standard">
      <style:paragraph-properties fo:line-height="150%"/>
      <style:text-properties style:font-name="Arial1" fo:font-size="10pt" fo:language="ru" fo:country="RU" officeooo:rsid="0004d4e8" officeooo:paragraph-rsid="0004d4e8" fo:background-color="transparent" style:font-size-asian="10pt" style:font-size-complex="10pt"/>
    </style:style>
    <style:style style:name="P27" style:family="paragraph" style:parent-style-name="Standard">
      <style:paragraph-properties fo:line-height="150%"/>
      <style:text-properties style:font-name="Arial1" fo:font-size="10pt" fo:language="ru" fo:country="RU" officeooo:rsid="00058971" officeooo:paragraph-rsid="00058971" fo:background-color="transparent" style:font-size-asian="10pt" style:font-size-complex="10pt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Arial1" fo:font-size="10pt" fo:language="ru" fo:country="RU" officeooo:rsid="000aa052" officeooo:paragraph-rsid="000aa052" fo:background-color="transparent" style:font-size-asian="10pt" style:font-size-complex="10pt"/>
    </style:style>
    <style:style style:name="P29" style:family="paragraph" style:parent-style-name="Standard">
      <style:text-properties style:font-name="Arial1" fo:font-size="10pt" fo:language="ru" fo:country="RU" officeooo:rsid="0003060c" officeooo:paragraph-rsid="0003060c" style:font-size-asian="10pt" style:font-size-complex="10pt"/>
    </style:style>
    <style:style style:name="P30" style:family="paragraph" style:parent-style-name="Standard">
      <style:text-properties style:font-name="Arial1" fo:language="ru" fo:country="RU" officeooo:rsid="0003060c" officeooo:paragraph-rsid="0003060c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#999999" loext:char-shading-value="0"/>
    </style:style>
    <style:style style:name="T3" style:family="text">
      <style:text-properties fo:language="en" fo:country="US" officeooo:rsid="000325c4"/>
    </style:style>
    <style:style style:name="T4" style:family="text">
      <style:text-properties fo:language="en" fo:country="US" officeooo:rsid="00036fe4"/>
    </style:style>
    <style:style style:name="T5" style:family="text">
      <style:text-properties fo:language="en" fo:country="US" officeooo:rsid="00058971"/>
    </style:style>
    <style:style style:name="T6" style:family="text">
      <style:text-properties fo:language="en" fo:country="US" officeooo:rsid="0006c576"/>
    </style:style>
    <style:style style:name="T7" style:family="text">
      <style:text-properties officeooo:rsid="000325c4"/>
    </style:style>
    <style:style style:name="T8" style:family="text">
      <style:text-properties fo:font-size="18pt" fo:language="en" fo:country="US" officeooo:rsid="0006c576" style:font-size-asian="18pt" style:font-size-complex="18pt"/>
    </style:style>
    <style:style style:name="T9" style:family="text">
      <style:text-properties fo:font-size="18pt" fo:language="en" fo:country="US" officeooo:rsid="00058971" style:font-size-asian="18pt" style:font-size-complex="18pt"/>
    </style:style>
    <style:style style:name="T10" style:family="text">
      <style:text-properties fo:background-color="#dddddd" loext:char-shading-value="0"/>
    </style:style>
    <style:style style:name="T11" style:family="text">
      <style:text-properties fo:background-color="#dddddd" loext:char-shading-value="0"/>
    </style:style>
    <style:style style:name="T12" style:family="text">
      <style:text-properties fo:background-color="#dddddd" loext:char-shading-value="0" style:font-name-complex="Arial2"/>
    </style:style>
    <style:style style:name="T13" style:family="text">
      <style:text-properties officeooo:rsid="0004d4e8"/>
    </style:style>
    <style:style style:name="T14" style:family="text">
      <style:text-properties officeooo:rsid="0006c576"/>
    </style:style>
    <style:style style:name="T15" style:family="text">
      <style:text-properties style:font-name="Arial" style:font-name-complex="Arial2"/>
    </style:style>
    <style:style style:name="T16" style:family="text">
      <style:text-properties style:font-name-complex="Arial2"/>
    </style:style>
    <style:style style:name="T17" style:family="text">
      <style:text-properties officeooo:rsid="000aa052" style:font-name-complex="Arial2"/>
    </style:style>
    <style:style style:name="T18" style:family="text">
      <style:text-properties officeooo:rsid="000aa0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баннер <text:span text:style-name="T7">(</text:span><text:span text:style-name="T3">Guinness)</text:span></text:p>
      <text:p text:style-name="P6"/>
      <text:p text:style-name="P8">Великолепная классическая элегантность в вашем доме!</text:p>
      <text:p text:style-name="P7">Коллекция диванов <text:span text:style-name="T2">Classico</text:span></text:p>
      <text:p text:style-name="P14">Подробнее.</text:p>
      <text:p text:style-name="P19"/>
      <text:p text:style-name="P19"/>
      <text:p text:style-name="P21">(переход в коллекцию <text:span text:style-name="T1">Classico</text:span>)</text:p>
      <text:p text:style-name="P29"><text:span text:style-name="T1"/></text:p>
      <text:p text:style-name="P29"><text:span text:style-name="T1">__________________________________________________________________________</text:span></text:p>
      <text:p text:style-name="P29"><text:span text:style-name="T1"/></text:p>
      <text:p text:style-name="P30">2 баннер <text:span text:style-name="T3">(Dorian)</text:span></text:p>
      <text:p text:style-name="P30"/>
      <text:p text:style-name="P30"/>
      <text:p text:style-name="P9"><text:span text:style-name="T14">К</text:span>омфорт и <text:s/>функциональность модульных <text:s/>диванов!</text:p>
      <text:p text:style-name="P9"/>
      <text:p text:style-name="P15">Подробнее.</text:p>
      <text:p text:style-name="P20"/>
      <text:p text:style-name="P20"/>
      <text:p text:style-name="P25">(переход в раздел Диваны)</text:p>
      <text:p text:style-name="P25"/>
      <text:p text:style-name="P25"/>
      <text:p text:style-name="P25">_______________________________________________________________________</text:p>
      <text:p text:style-name="P2">3 баннер <text:span text:style-name="T1">(</text:span><text:span text:style-name="T4">Leonardo</text:span><text:span text:style-name="T1">)</text:span></text:p>
      <text:p text:style-name="P3"><text:span text:style-name="T1"/></text:p>
      <text:p text:style-name="P3"><text:span text:style-name="T1"/></text:p>
      <text:p text:style-name="P10">Диван <text:s/><text:span text:style-name="T4">Leonardo</text:span></text:p>
      <text:p text:style-name="P25"><text:span text:style-name="T13">Ортопедический эффект <text:s text:c="2"/></text:span><text:s text:c="10"/>Изысканный дизайн <text:s text:c="6"/><text:span text:style-name="T13">Долговечный механизм трансформации</text:span></text:p>
      <text:p text:style-name="P3"><text:span text:style-name="T1"/></text:p>
      <text:p text:style-name="P16"><text:span text:style-name="T11">Подробнее.</text:span></text:p>
      <text:p text:style-name="P3"/>
      <text:p text:style-name="P26">(переход в карточку дивана <text:span text:style-name="T1">leonardo)</text:span></text:p>
      <text:p text:style-name="P3"/>
      <text:p text:style-name="P3">_____________________________________________________________</text:p>
      <text:p text:style-name="P3"/>
      <text:p text:style-name="P3"/>
      <text:p text:style-name="P3"><text:soft-page-break/></text:p>
      <text:p text:style-name="P4">4 баннер (<text:span text:style-name="T1">francesco tonini)</text:span></text:p>
      <text:p text:style-name="P4"><text:span text:style-name="T1"/></text:p>
      <text:p text:style-name="P11">Атмосфера покоя и уюта в коллекции диванов <text:s/><text:span text:style-name="T1">F</text:span><text:span text:style-name="T5">rancesco!</text:span></text:p>
      <text:p text:style-name="P4"><text:span text:style-name="T1"/></text:p>
      <text:p text:style-name="P27">Эргономичная посадка <text:s text:c="4"/><text:span text:style-name="T14">Материал повышенной прочности <text:s text:c="2"/>Блок независимых пружин <text:s/>Съемные подушки</text:span></text:p>
      <text:p text:style-name="P25"/>
      <text:p text:style-name="P17"><text:span text:style-name="T10">Подробнее.</text:span></text:p>
      <text:p text:style-name="P17"><text:span text:style-name="T10"/></text:p>
      <text:p text:style-name="P22">(переход в коллекцию <text:span text:style-name="T6">F</text:span><text:span text:style-name="T5">rancesco</text:span><text:span text:style-name="T14">)</text:span></text:p>
      <text:p text:style-name="P22"/>
      <text:p text:style-name="P22">_____________________________________________________________________________________</text:p>
      <text:p text:style-name="P22"/>
      <text:p text:style-name="P22"/>
      <text:p text:style-name="P5">5 баннер(Севилья)</text:p>
      <text:p text:style-name="P5"/>
      <text:p text:style-name="P12"><text:span text:style-name="T16">Диван «Севилья» - это выражение <text:s/>эргономичности и стиля!</text:span></text:p>
      <text:p text:style-name="P18"><text:span text:style-name="T12"/></text:p>
      <text:p text:style-name="P18"><text:span text:style-name="T12">Подробнее.</text:span></text:p>
      <text:p text:style-name="P24"/>
      <text:p text:style-name="P24">(переход в <text:span text:style-name="T18">карточку Севилья)</text:span></text:p>
      <text:p text:style-name="P23"><text:span text:style-name="T16"/></text:p>
      <text:p text:style-name="P23"><text:span text:style-name="T16">___________________________________________________________________________</text:span></text:p>
      <text:p text:style-name="P23"><text:span text:style-name="T16"/></text:p>
      <text:p text:style-name="P28"><text:span text:style-name="T16"/></text:p>
      <text:p text:style-name="P28"><text:span text:style-name="T16">6 баннер (Эстелья)</text:span></text:p>
      <text:p text:style-name="P28"><text:span text:style-name="T16"/></text:p>
      <text:p text:style-name="P13"><text:span text:style-name="T16">Удобная и практичная модель Эстелья покорит ваше сердце!</text:span></text:p>
      <text:p text:style-name="P18"><text:span text:style-name="T12"/></text:p>
      <text:p text:style-name="P18"><text:span text:style-name="T12">Подробнее.</text:span></text:p>
      <text:p text:style-name="P28"><text:span text:style-name="T16"/></text:p>
      <text:p text:style-name="P23"><text:span text:style-name="T16">(переход в </text:span><text:span text:style-name="T17">карточку Эстелья)</text:span></text:p>
      <text:p text:style-name="P28"><text:span text:style-name="T16"/></text:p>
      <text:p text:style-name="P12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482cm" fo:margin-right="1.09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 LibreOffice_project/1ec314fa52f458adc18c4f025c545a4e8b22c159</meta:generator>
    <dc:date>2019-07-24T14:27:36.620000000</dc:date>
    <meta:editing-duration>PT1H15M48S</meta:editing-duration>
    <meta:editing-cycles>7</meta:editing-cycles>
    <meta:document-statistic meta:table-count="0" meta:image-count="0" meta:object-count="0" meta:page-count="2" meta:paragraph-count="32" meta:word-count="111" meta:character-count="1216" meta:non-whitespace-character-count="1107"/>
  </office:meta>
</office:document-meta>
</file>